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166in" table:align="left"/>
    </style:style>
    <style:style style:name="Table1.A" style:family="table-column">
      <style:table-column-properties style:column-width="1.2375in"/>
    </style:style>
    <style:style style:name="Table1.B" style:family="table-column">
      <style:table-column-properties style:column-width="1.928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8313in" table:align="left"/>
    </style:style>
    <style:style style:name="Table2.A" style:family="table-column">
      <style:table-column-properties style:column-width="0.834in"/>
    </style:style>
    <style:style style:name="Table2.B" style:family="table-column">
      <style:table-column-properties style:column-width="0.5639in"/>
    </style:style>
    <style:style style:name="Table2.C" style:family="table-column">
      <style:table-column-properties style:column-width="1.433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tailed Explanation of the Extended RTOS Trace Visualizer</text:h>
      <text:h text:style-name="Heading_20_2" text:outline-level="2">1. Purpose of the Script</text:h>
      <text:p text:style-name="Text_20_body">The goal of this script is to <text:span text:style-name="Strong_20_Emphasis">transform raw RTOS trace logs</text:span> into <text:span text:style-name="Strong_20_Emphasis">intuitive timing diagrams</text:span> that help analyze:</text:p>
      <text:list text:style-name="L1">
        <text:list-item>
          <text:p text:style-name="P4">Task scheduling behavior</text:p>
        </text:list-item>
        <text:list-item>
          <text:p text:style-name="P4">Context switches</text:p>
        </text:list-item>
        <text:list-item>
          <text:p text:style-name="P4">Task lifetime (creation and deletion)</text:p>
        </text:list-item>
        <text:list-item>
          <text:p text:style-name="P4">Blocking behavior caused by queues, semaphores, and mutexes</text:p>
        </text:list-item>
        <text:list-item>
          <text:p text:style-name="P4">System tick granularity</text:p>
        </text:list-item>
        <text:list-item>
          <text:p text:style-name="P4">Scheduler fairness and responsiveness</text:p>
        </text:list-item>
      </text:list>
      <text:p text:style-name="Text_20_body">The script produces <text:span text:style-name="Strong_20_Emphasis">two outputs</text:span>:</text:p>
      <text:list text:style-name="L2">
        <text:list-item>
          <text:p text:style-name="P5">A <text:span text:style-name="Strong_20_Emphasis">static PDF timeline</text:span> (for documentation and reports)</text:p>
        </text:list-item>
        <text:list-item>
          <text:p text:style-name="P5">An <text:span text:style-name="Strong_20_Emphasis">interactive HTML visualization</text:span> (for debugging and exploration)</text:p>
        </text:list-item>
      </text:list>
      <text:p text:style-name="Horizontal_20_Line"/>
      <text:h text:style-name="Heading_20_2" text:outline-level="2">2. High-Level Architecture</text:h>
      <text:p text:style-name="Text_20_body">The script follows a <text:span text:style-name="Strong_20_Emphasis">five-stage pipeline</text:span>:</text:p>
      <text:p text:style-name="P1"><text:span text:style-name="Source_20_Text">CSV Trace File</text:span></text:p>
      <text:p text:style-name="P2"><text:span text:style-name="Source_20_Text"><text:s text:c="5"/>↓</text:span></text:p>
      <text:p text:style-name="P2"><text:span text:style-name="Source_20_Text">Normalization &amp; Cleanup</text:span></text:p>
      <text:p text:style-name="P2"><text:span text:style-name="Source_20_Text"><text:s text:c="5"/>↓</text:span></text:p>
      <text:p text:style-name="P2"><text:span text:style-name="Source_20_Text">Semantic Event Extraction</text:span></text:p>
      <text:p text:style-name="P2"><text:span text:style-name="Source_20_Text"><text:s text:c="5"/>↓</text:span></text:p>
      <text:p text:style-name="P2"><text:span text:style-name="Source_20_Text">Timeline Construction</text:span></text:p>
      <text:p text:style-name="P2"><text:span text:style-name="Source_20_Text"><text:s text:c="5"/>↓</text:span></text:p>
      <text:p text:style-name="P3"><text:span text:style-name="Source_20_Text">Static &amp; Interactive Visualization</text:span></text:p>
      <text:p text:style-name="Text_20_body">Each stage isolates a concern, making the code extensible and robust to different trace formats.</text:p>
      <text:p text:style-name="Horizontal_20_Line"/>
      <text:h text:style-name="Heading_20_2" text:outline-level="2">3. CSV Loading and Normalization</text:h>
      <text:h text:style-name="Heading_20_3" text:outline-level="3">Function: <text:span text:style-name="Source_20_Text">load_csv(path)</text:span></text:h>
      <text:h text:style-name="Heading_20_4" text:outline-level="4">What it does</text:h>
      <text:list text:style-name="L3">
        <text:list-item>
          <text:p text:style-name="P6">Loads the trace CSV file</text:p>
        </text:list-item>
        <text:list-item>
          <text:p text:style-name="P6">Automatically detects relevant columns:</text:p>
          <text:list>
            <text:list-item>
              <text:p text:style-name="P6"><text:soft-page-break/>Event type</text:p>
            </text:list-item>
            <text:list-item>
              <text:p text:style-name="P6">Tick count (time base)</text:p>
            </text:list-item>
            <text:list-item>
              <text:p text:style-name="P6">Task identifier</text:p>
            </text:list-item>
          </text:list>
        </text:list-item>
        <text:list-item>
          <text:p text:style-name="P6">Converts tick values to integers</text:p>
        </text:list-item>
        <text:list-item>
          <text:p text:style-name="P6">Ensures all fields are strings (prevents parsing errors)</text:p>
        </text:list-item>
      </text:list>
      <text:h text:style-name="Heading_20_4" text:outline-level="4">Why it matters</text:h>
      <text:p text:style-name="Text_20_body">RTOS trace tools often export CSVs with <text:span text:style-name="Strong_20_Emphasis">different column names</text:span>. This function makes the script <text:span text:style-name="Strong_20_Emphasis">format-agnostic</text:span>, allowing reuse across:</text:p>
      <text:list text:style-name="L4">
        <text:list-item>
          <text:p text:style-name="P7">FreeRTOS</text:p>
        </text:list-item>
        <text:list-item>
          <text:p text:style-name="P7">Zephyr</text:p>
        </text:list-item>
        <text:list-item>
          <text:p text:style-name="P7">CMSIS-RTOS</text:p>
        </text:list-item>
        <text:list-item>
          <text:p text:style-name="P7">Custom schedulers</text:p>
        </text:list-item>
      </text:list>
      <text:p text:style-name="Horizontal_20_Line"/>
      <text:h text:style-name="Heading_20_2" text:outline-level="2">4. Task Context Reconstruction</text:h>
      <text:h text:style-name="Heading_20_3" text:outline-level="3">Function: <text:span text:style-name="Source_20_Text">fill_taskid_context(df)</text:span></text:h>
      <text:h text:style-name="Heading_20_4" text:outline-level="4">Problem addressed</text:h>
      <text:p text:style-name="Text_20_body">Many trace events do <text:span text:style-name="Strong_20_Emphasis">not explicitly contain the task name</text:span>, especially:</text:p>
      <text:list text:style-name="L5">
        <text:list-item>
          <text:p text:style-name="P8">Tick interrupts</text:p>
        </text:list-item>
        <text:list-item>
          <text:p text:style-name="P8">Queue operations</text:p>
        </text:list-item>
        <text:list-item>
          <text:p text:style-name="P8">Scheduler internals</text:p>
        </text:list-item>
      </text:list>
      <text:h text:style-name="Heading_20_4" text:outline-level="4">Solution</text:h>
      <text:p text:style-name="Text_20_body">The function:</text:p>
      <text:list text:style-name="L6">
        <text:list-item>
          <text:p text:style-name="P9">Searches forward in the trace for the nearest valid task ID</text:p>
        </text:list-item>
        <text:list-item>
          <text:p text:style-name="P9">Fills missing task identifiers using temporal proximity</text:p>
        </text:list-item>
      </text:list>
      <text:h text:style-name="Heading_20_4" text:outline-level="4">Result</text:h>
      <text:p text:style-name="Text_20_body">Every trace row is assigned a <text:span text:style-name="Strong_20_Emphasis">best-effort task context</text:span>, allowing later grouping and visualization.</text:p>
      <text:p text:style-name="Horizontal_20_Line"/>
      <text:h text:style-name="Heading_20_2" text:outline-level="2"><text:soft-page-break/>5. Execution Segment Construction</text:h>
      <text:h text:style-name="Heading_20_3" text:outline-level="3">Function: <text:span text:style-name="Source_20_Text">build_segments(df)</text:span></text:h>
      <text:h text:style-name="Heading_20_4" text:outline-level="4">Concept</text:h>
      <text:p text:style-name="Text_20_body">Execution segments represent <text:span text:style-name="Strong_20_Emphasis">actual CPU ownership</text:span>.</text:p>
      <text:p text:style-name="P1"><text:span text:style-name="Source_20_Text">SWITCHED_IN <text:s/>→ task starts running</text:span></text:p>
      <text:p text:style-name="P3"><text:span text:style-name="Source_20_Text">SWITCHED_OUT → task stops running</text:span></text:p>
      <text:h text:style-name="Heading_20_4" text:outline-level="4">Implementation</text:h>
      <text:list text:style-name="L7">
        <text:list-item>
          <text:p text:style-name="P10">Tracks open execution windows per task</text:p>
        </text:list-item>
        <text:list-item>
          <text:p text:style-name="P10">When a task is switched in, a segment is opened</text:p>
        </text:list-item>
        <text:list-item>
          <text:p text:style-name="P10">When switched out, the segment is closed</text:p>
        </text:list-item>
        <text:list-item>
          <text:p text:style-name="P10">Unclosed segments are extended to the end of the timeline</text:p>
        </text:list-item>
      </text:list>
      <text:h text:style-name="Heading_20_4" text:outline-level="4">Visualization</text:h>
      <text:p text:style-name="Text_20_body">These segments appear as <text:span text:style-name="Strong_20_Emphasis">solid horizontal bars</text:span>, one row per task.</text:p>
      <text:h text:style-name="Heading_20_4" text:outline-level="4">Insight gained</text:h>
      <text:list text:style-name="L8">
        <text:list-item>
          <text:p text:style-name="P11">Task execution duration</text:p>
        </text:list-item>
        <text:list-item>
          <text:p text:style-name="P11">Preemption frequency</text:p>
        </text:list-item>
        <text:list-item>
          <text:p text:style-name="P11">CPU hogging</text:p>
        </text:list-item>
        <text:list-item>
          <text:p text:style-name="P11">Starvation</text:p>
        </text:list-item>
      </text:list>
      <text:p text:style-name="Horizontal_20_Line"/>
      <text:h text:style-name="Heading_20_2" text:outline-level="2">6. Task Lifecycle Events</text:h>
      <text:h text:style-name="Heading_20_3" text:outline-level="3">Function: <text:span text:style-name="Source_20_Text">extract_task_lifecycle_events(df)</text:span></text:h>
      <text:h text:style-name="Heading_20_4" text:outline-level="4">Events detected</text:h>
      <text:list text:style-name="L9">
        <text:list-item>
          <text:p text:style-name="P12">Task creation</text:p>
        </text:list-item>
        <text:list-item>
          <text:p text:style-name="P12">Task deletion</text:p>
        </text:list-item>
      </text:list>
      <text:h text:style-name="Heading_20_4" text:outline-level="4">Visualization</text:h>
      <text:list text:style-name="L10">
        <text:list-item>
          <text:p text:style-name="P13"><text:span text:style-name="Strong_20_Emphasis">Green dashed vertical lines</text:span> → task creation</text:p>
        </text:list-item>
        <text:list-item>
          <text:p text:style-name="P13"><text:span text:style-name="Strong_20_Emphasis">Red dashed vertical lines</text:span> → task deletion</text:p>
        </text:list-item>
      </text:list>
      <text:h text:style-name="Heading_20_4" text:outline-level="4">Why this is important</text:h>
      <text:p text:style-name="Text_20_body">Lifecycle markers explain:</text:p>
      <text:list text:style-name="L11">
        <text:list-item>
          <text:p text:style-name="P14">Why a task suddenly appears or disappears</text:p>
        </text:list-item>
        <text:list-item>
          <text:p text:style-name="P14"><text:soft-page-break/>Dynamic task spawning behavior</text:p>
        </text:list-item>
        <text:list-item>
          <text:p text:style-name="P14">Memory and resource management patterns</text:p>
        </text:list-item>
      </text:list>
      <text:p text:style-name="Horizontal_20_Line"/>
      <text:h text:style-name="Heading_20_2" text:outline-level="2">7. System Tick Visualization</text:h>
      <text:h text:style-name="Heading_20_3" text:outline-level="3">Function: <text:span text:style-name="Source_20_Text">extract_system_ticks(df)</text:span></text:h>
      <text:h text:style-name="Heading_20_4" text:outline-level="4">Concept</text:h>
      <text:p text:style-name="Text_20_body">System ticks define the <text:span text:style-name="Strong_20_Emphasis">scheduler heartbeat</text:span>.</text:p>
      <text:h text:style-name="Heading_20_4" text:outline-level="4">Visualization</text:h>
      <text:list text:style-name="L12">
        <text:list-item>
          <text:p text:style-name="P15">Thin gray vertical lines at each tick interrupt</text:p>
        </text:list-item>
      </text:list>
      <text:h text:style-name="Heading_20_4" text:outline-level="4">Insight gained</text:h>
      <text:list text:style-name="L13">
        <text:list-item>
          <text:p text:style-name="P16">Tick frequency</text:p>
        </text:list-item>
        <text:list-item>
          <text:p text:style-name="P16">Tick jitter</text:p>
        </text:list-item>
        <text:list-item>
          <text:p text:style-name="P16">Whether scheduling is tick-driven or event-driven</text:p>
        </text:list-item>
        <text:list-item>
          <text:p text:style-name="P16">Alignment of context switches with tick interrupts</text:p>
        </text:list-item>
      </text:list>
      <text:p text:style-name="Horizontal_20_Line"/>
      <text:h text:style-name="Heading_20_2" text:outline-level="2">8. Blocking Behavior Analysis</text:h>
      <text:h text:style-name="Heading_20_3" text:outline-level="3">Function: <text:span text:style-name="Source_20_Text">extract_blocking(df)</text:span></text:h>
      <text:h text:style-name="Heading_20_4" text:outline-level="4">Blocking sources identified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TOS Primitiv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Queue</text:p>
          </table:table-cell>
          <table:table-cell table:style-name="Table1.A1" office:value-type="string">
            <text:p text:style-name="Table_20_Contents">IPC wait / message passing</text:p>
          </table:table-cell>
        </table:table-row>
        <table:table-row>
          <table:table-cell table:style-name="Table1.A1" office:value-type="string">
            <text:p text:style-name="Table_20_Contents">Semaphore</text:p>
          </table:table-cell>
          <table:table-cell table:style-name="Table1.A1" office:value-type="string">
            <text:p text:style-name="Table_20_Contents">Resource availability</text:p>
          </table:table-cell>
        </table:table-row>
        <table:table-row>
          <table:table-cell table:style-name="Table1.A1" office:value-type="string">
            <text:p text:style-name="Table_20_Contents">Mutex</text:p>
          </table:table-cell>
          <table:table-cell table:style-name="Table1.A1" office:value-type="string">
            <text:p text:style-name="Table_20_Contents">Mutual exclusion</text:p>
          </table:table-cell>
        </table:table-row>
      </table:table>
      <text:h text:style-name="Heading_20_4" text:outline-level="4">How it works</text:h>
      <text:list text:style-name="L14">
        <text:list-item>
          <text:p text:style-name="P17">Detects <text:span text:style-name="Source_20_Text">WAIT</text:span> / <text:span text:style-name="Source_20_Text">BLOCK</text:span> events</text:p>
        </text:list-item>
        <text:list-item>
          <text:p text:style-name="P17">Matches them with corresponding <text:span text:style-name="Source_20_Text">UNBLOCK</text:span> / <text:span text:style-name="Source_20_Text">DONE</text:span> events</text:p>
        </text:list-item>
        <text:list-item>
          <text:p text:style-name="P17">Creates time intervals where the task is <text:span text:style-name="Strong_20_Emphasis">blocked</text:span></text:p>
        </text:list-item>
      </text:list>
      <text:h text:style-name="Heading_20_4" text:outline-level="4">Visualization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Primitive</text:p>
            </table:table-cell>
            <table:table-cell table:style-name="Table2.A1" office:value-type="string">
              <text:p text:style-name="Table_20_Heading">Color</text:p>
            </table:table-cell>
            <table:table-cell table:style-name="Table2.A1" office:value-type="string">
              <text:p text:style-name="Table_20_Heading">Bar Style</text:p>
            </table:table-cell>
          </table:table-row>
        </table:table-header-rows>
        <table:table-row>
          <table:table-cell table:style-name="Table2.A1" office:value-type="string">
            <text:p text:style-name="Table_20_Contents">Queue</text:p>
          </table:table-cell>
          <table:table-cell table:style-name="Table2.A1" office:value-type="string">
            <text:p text:style-name="Table_20_Contents">Orange</text:p>
          </table:table-cell>
          <table:table-cell table:style-name="Table2.A1" office:value-type="string">
            <text:p text:style-name="Table_20_Contents">Thin bar below task</text:p>
          </table:table-cell>
        </table:table-row>
        <table:table-row>
          <table:table-cell table:style-name="Table2.A1" office:value-type="string">
            <text:p text:style-name="Table_20_Contents">Semaphore</text:p>
          </table:table-cell>
          <table:table-cell table:style-name="Table2.A1" office:value-type="string">
            <text:p text:style-name="Table_20_Contents">Purple</text:p>
          </table:table-cell>
          <table:table-cell table:style-name="Table2.A1" office:value-type="string">
            <text:p text:style-name="Table_20_Contents">Thin bar below task</text:p>
          </table:table-cell>
        </table:table-row>
        <table:table-row>
          <table:table-cell table:style-name="Table2.A1" office:value-type="string">
            <text:p text:style-name="Table_20_Contents">Mutex</text:p>
          </table:table-cell>
          <table:table-cell table:style-name="Table2.A1" office:value-type="string">
            <text:p text:style-name="Table_20_Contents">Brown</text:p>
          </table:table-cell>
          <table:table-cell table:style-name="Table2.A1" office:value-type="string">
            <text:p text:style-name="Table_20_Contents">Thin bar below task</text:p>
          </table:table-cell>
        </table:table-row>
      </table:table>
      <text:h text:style-name="Heading_20_4" text:outline-level="4"><text:soft-page-break/>Insight gained</text:h>
      <text:list text:style-name="L15">
        <text:list-item>
          <text:p text:style-name="P18">Why tasks stop running</text:p>
        </text:list-item>
        <text:list-item>
          <text:p text:style-name="P18">Priority inversion</text:p>
        </text:list-item>
        <text:list-item>
          <text:p text:style-name="P18">IPC bottlenecks</text:p>
        </text:list-item>
        <text:list-item>
          <text:p text:style-name="P18">Lock contention</text:p>
        </text:list-item>
      </text:list>
      <text:p text:style-name="Horizontal_20_Line"/>
      <text:h text:style-name="Heading_20_2" text:outline-level="2">9. Fixed Tick Axis</text:h>
      <text:h text:style-name="Heading_20_3" text:outline-level="3">Configuration</text:h>
      <text:p text:style-name="P1"><text:span text:style-name="Source_20_Text">X_MIN = -10</text:span></text:p>
      <text:p text:style-name="P3"><text:span text:style-name="Source_20_Text">X_MAX = 10000</text:span></text:p>
      <text:h text:style-name="Heading_20_4" text:outline-level="4">Why fixed axis matters</text:h>
      <text:list text:style-name="L16">
        <text:list-item>
          <text:p text:style-name="P19">Enables <text:span text:style-name="Strong_20_Emphasis">direct comparison between runs</text:span></text:p>
        </text:list-item>
        <text:list-item>
          <text:p text:style-name="P19">Prevents misleading auto-scaling</text:p>
        </text:list-item>
        <text:list-item>
          <text:p text:style-name="P19">Aligns plots with documentation or test specifications</text:p>
        </text:list-item>
      </text:list>
      <text:p text:style-name="Horizontal_20_Line"/>
      <text:h text:style-name="Heading_20_2" text:outline-level="2">10. Static Visualization (Matplotlib)</text:h>
      <text:h text:style-name="Heading_20_3" text:outline-level="3">Function: <text:span text:style-name="Source_20_Text">plot_static(...)</text:span></text:h>
      <text:h text:style-name="Heading_20_4" text:outline-level="4">Features</text:h>
      <text:list text:style-name="L17">
        <text:list-item>
          <text:p text:style-name="P20">Publication-quality PDF</text:p>
        </text:list-item>
        <text:list-item>
          <text:p text:style-name="P20">Clearly labeled task rows</text:p>
        </text:list-item>
        <text:list-item>
          <text:p text:style-name="P20">Automatic legend</text:p>
        </text:list-item>
        <text:list-item>
          <text:p text:style-name="P20">Color-coded blocking semantics</text:p>
        </text:list-item>
      </text:list>
      <text:h text:style-name="Heading_20_4" text:outline-level="4">Use case</text:h>
      <text:list text:style-name="L18">
        <text:list-item>
          <text:p text:style-name="P21">Reports</text:p>
        </text:list-item>
        <text:list-item>
          <text:p text:style-name="P21">Academic papers</text:p>
        </text:list-item>
        <text:list-item>
          <text:p text:style-name="P21">Design reviews</text:p>
        </text:list-item>
      </text:list>
      <text:p text:style-name="Horizontal_20_Line"/>
      <text:h text:style-name="Heading_20_2" text:outline-level="2"><text:soft-page-break/>11. Interactive Visualization (Plotly)</text:h>
      <text:h text:style-name="Heading_20_3" text:outline-level="3">Function: <text:span text:style-name="Source_20_Text">plot_interactive(...)</text:span></text:h>
      <text:h text:style-name="Heading_20_4" text:outline-level="4">Features</text:h>
      <text:list text:style-name="L19">
        <text:list-item>
          <text:p text:style-name="P22">Zoom and pan</text:p>
        </text:list-item>
        <text:list-item>
          <text:p text:style-name="P22">Hover tooltips</text:p>
        </text:list-item>
        <text:list-item>
          <text:p text:style-name="P22">Toggle legend entries</text:p>
        </text:list-item>
        <text:list-item>
          <text:p text:style-name="P22">Dynamic inspection of events</text:p>
        </text:list-item>
      </text:list>
      <text:h text:style-name="Heading_20_4" text:outline-level="4">Use case</text:h>
      <text:list text:style-name="L20">
        <text:list-item>
          <text:p text:style-name="P23">Debugging</text:p>
        </text:list-item>
        <text:list-item>
          <text:p text:style-name="P23">Performance tuning</text:p>
        </text:list-item>
        <text:list-item>
          <text:p text:style-name="P23">Scheduler behavior exploration</text:p>
        </text:list-item>
      </text:list>
      <text:p text:style-name="Horizontal_20_Line"/>
      <text:h text:style-name="Heading_20_2" text:outline-level="2">12. Automatic Legend</text:h>
      <text:p text:style-name="Text_20_body">The legend is generated dynamically and explains:</text:p>
      <text:list text:style-name="L21">
        <text:list-item>
          <text:p text:style-name="P24">Running state</text:p>
        </text:list-item>
        <text:list-item>
          <text:p text:style-name="P24">Queue wait</text:p>
        </text:list-item>
        <text:list-item>
          <text:p text:style-name="P24">Semaphore wait</text:p>
        </text:list-item>
        <text:list-item>
          <text:p text:style-name="P24">Mutex wait</text:p>
        </text:list-item>
        <text:list-item>
          <text:p text:style-name="P24">Task creation and deletion</text:p>
        </text:list-item>
      </text:list>
      <text:p text:style-name="Text_20_body">This ensures the visualization remains <text:span text:style-name="Strong_20_Emphasis">self-describing</text:span>.</text:p>
      <text:p text:style-name="Horizontal_20_Line"/>
      <text:h text:style-name="Heading_20_2" text:outline-level="2">13. Main Execution Flow</text:h>
      <text:h text:style-name="Heading_20_3" text:outline-level="3">Function: <text:span text:style-name="Source_20_Text">main()</text:span></text:h>
      <text:list text:style-name="L22">
        <text:list-item>
          <text:p text:style-name="P25">Loads trace CSV</text:p>
        </text:list-item>
        <text:list-item>
          <text:p text:style-name="P25">Reconstructs missing context</text:p>
        </text:list-item>
        <text:list-item>
          <text:p text:style-name="P25">Builds execution segments</text:p>
        </text:list-item>
        <text:list-item>
          <text:p text:style-name="P25">Extracts lifecycle, tick, and blocking events</text:p>
        </text:list-item>
        <text:list-item>
          <text:p text:style-name="P25">Generates:</text:p>
          <text:list>
            <text:list-item>
              <text:p text:style-name="P25"><text:span text:style-name="Source_20_Text">&lt;output&gt;.pdf</text:span></text:p>
            </text:list-item>
            <text:list-item>
              <text:p text:style-name="P25"><text:span text:style-name="Source_20_Text">&lt;output&gt;.html</text:span></text:p>
            </text:list-item>
          </text:list>
        </text:list-item>
      </text:list>
      <text:p text:style-name="Horizontal_20_Line"><text:soft-page-break/></text:p>
      <text:h text:style-name="Heading_20_2" text:outline-level="2">14. What This Visualization Enables</text:h>
      <text:p text:style-name="Text_20_body">With this tool, you can answer questions such as:</text:p>
      <text:list text:style-name="L23">
        <text:list-item>
          <text:p text:style-name="P26">Why did this task stop running?</text:p>
        </text:list-item>
        <text:list-item>
          <text:p text:style-name="P26">Was it preempted or blocked?</text:p>
        </text:list-item>
        <text:list-item>
          <text:p text:style-name="P26">Is priority inversion happening?</text:p>
        </text:list-item>
        <text:list-item>
          <text:p text:style-name="P26">Are ticks driving scheduling decisions?</text:p>
        </text:list-item>
        <text:list-item>
          <text:p text:style-name="P26">Are tasks being dynamically created/destroyed correctly?</text:p>
        </text:list-item>
        <text:list-item>
          <text:p text:style-name="P26">Where are IPC bottlenecks?</text:p>
        </text:list-item>
      </text:list>
      <text:p text:style-name="Horizontal_20_Line"/>
      <text:h text:style-name="Heading_20_2" text:outline-level="2">15. Summary</text:h>
      <text:p text:style-name="Text_20_body">This script turns raw RTOS trace data into a <text:span text:style-name="Strong_20_Emphasis">causal, time-accurate execution narrative</text:span>.</text:p>
      <text:p text:style-name="Text_20_body">Instead of guessing what the scheduler is doing, you can now <text:span text:style-name="Strong_20_Emphasis">see it</text:span>.</text:p>
      <text:p text:style-name="Horizontal_20_Line"/>
      <text:p text:style-name="Text_20_body">If you want, I can also:</text:p>
      <text:list text:style-name="L24">
        <text:list-item>
          <text:p text:style-name="P27">Write a <text:span text:style-name="Strong_20_Emphasis">methodology section</text:span> for a thesis</text:p>
        </text:list-item>
        <text:list-item>
          <text:p text:style-name="P27">Add <text:span text:style-name="Strong_20_Emphasis">priority inheritance visualization</text:span></text:p>
        </text:list-item>
        <text:list-item>
          <text:p text:style-name="P27">Add <text:span text:style-name="Strong_20_Emphasis">CPU idle task analysis</text:span></text:p>
        </text:list-item>
        <text:list-item>
          <text:p text:style-name="P27">Provide <text:span text:style-name="Strong_20_Emphasis">sample annotated plots</text:span></text:p>
        </text:list-item>
      </text:list>
      <text:p text:style-name="Text_20_body">Just tell me what you need nex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4:26:54.698366592</meta:creation-date>
    <dc:date>2025-12-15T14:27:29.450509897</dc:date>
    <meta:editing-duration>PT35S</meta:editing-duration>
    <meta:editing-cycles>1</meta:editing-cycles>
    <meta:document-statistic meta:table-count="2" meta:image-count="0" meta:object-count="0" meta:page-count="7" meta:paragraph-count="192" meta:word-count="831" meta:character-count="5247" meta:non-whitespace-character-count="4677"/>
    <meta:generator>LibreOffice/24.2.7.2$Linux_X86_64 LibreOffice_project/420$Build-2</meta:generator>
  </office:meta>
</office:document-meta>
</file>